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97cm"/>
    </style:style>
    <style:style style:name="co5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ice Fattura</text:p>
          </table:table-cell>
          <table:table-cell office:value-type="string" calcext:value-type="string">
            <text:p>Prodotto.Cod</text:p>
          </table:table-cell>
          <table:table-cell office:value-type="string" calcext:value-type="string">
            <text:p>Quantità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Fornitore.Nom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date" office:date-value="0205-01-01" calcext:value-type="date">
            <text:p>01/01/05</text:p>
          </table:table-cell>
          <table:table-cell office:value-type="string" calcext:value-type="string">
            <text:p>Arzenton 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0205-01-02" calcext:value-type="date">
            <text:p>02/01/05</text:p>
          </table:table-cell>
          <table:table-cell office:value-type="string" calcext:value-type="string">
            <text:p>bohemia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date" office:date-value="0205-01-03" calcext:value-type="date">
            <text:p>03/01/05</text:p>
          </table:table-cell>
          <table:table-cell office:value-type="string" calcext:value-type="string">
            <text:p>michielotto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date" office:date-value="0205-01-04" calcext:value-type="date">
            <text:p>04/01/05</text:p>
          </table:table-cell>
          <table:table-cell office:value-type="string" calcext:value-type="string">
            <text:p>michielotto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date" office:date-value="0205-01-05" calcext:value-type="date">
            <text:p>05/01/05</text:p>
          </table:table-cell>
          <table:table-cell office:value-type="string" calcext:value-type="string">
            <text:p>michielotto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date" office:date-value="0205-01-06" calcext:value-type="date">
            <text:p>06/01/05</text:p>
          </table:table-cell>
          <table:table-cell office:value-type="string" calcext:value-type="string">
            <text:p>michielotto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0205-01-07" calcext:value-type="date">
            <text:p>07/01/05</text:p>
          </table:table-cell>
          <table:table-cell office:value-type="string" calcext:value-type="string">
            <text:p>michielotto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date" office:date-value="0205-01-08" calcext:value-type="date">
            <text:p>08/01/05</text:p>
          </table:table-cell>
          <table:table-cell office:value-type="string" calcext:value-type="string">
            <text:p>Arzenton 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date" office:date-value="0205-01-09" calcext:value-type="date">
            <text:p>09/01/05</text:p>
          </table:table-cell>
          <table:table-cell office:value-type="string" calcext:value-type="string">
            <text:p>Arzenton 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date" office:date-value="0205-01-10" calcext:value-type="date">
            <text:p>10/01/05</text:p>
          </table:table-cell>
          <table:table-cell office:value-type="string" calcext:value-type="string">
            <text:p>Arzenton </text:p>
          </table:table-cell>
          <table:table-cell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date" office:date-value="0205-01-11" calcext:value-type="date">
            <text:p>11/01/05</text:p>
          </table:table-cell>
          <table:table-cell office:value-type="string" calcext:value-type="string">
            <text:p>Arzenton </text:p>
          </table:table-cell>
          <table:table-cell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date" office:date-value="0205-01-12" calcext:value-type="date">
            <text:p>12/01/05</text:p>
          </table:table-cell>
          <table:table-cell office:value-type="string" calcext:value-type="string">
            <text:p>cortina</text:p>
          </table:table-cell>
          <table:table-cell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date" office:date-value="0205-01-13" calcext:value-type="date">
            <text:p>13/01/05</text:p>
          </table:table-cell>
          <table:table-cell office:value-type="string" calcext:value-type="string">
            <text:p>cortina</text:p>
          </table:table-cell>
          <table:table-cell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date" office:date-value="0205-01-14" calcext:value-type="date">
            <text:p>14/01/05</text:p>
          </table:table-cell>
          <table:table-cell office:value-type="string" calcext:value-type="string">
            <text:p>ballarini</text:p>
          </table:table-cell>
          <table:table-cell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0205-01-15" calcext:value-type="date">
            <text:p>15/01/05</text:p>
          </table:table-cell>
          <table:table-cell office:value-type="string" calcext:value-type="string">
            <text:p>valco</text:p>
          </table:table-cell>
          <table:table-cell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date" office:date-value="0205-01-16" calcext:value-type="date">
            <text:p>16/01/05</text:p>
          </table:table-cell>
          <table:table-cell office:value-type="string" calcext:value-type="string">
            <text:p>valco</text:p>
          </table:table-cell>
          <table:table-cell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0205-01-17" calcext:value-type="date">
            <text:p>17/01/0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date" office:date-value="0205-01-18" calcext:value-type="date">
            <text:p>18/01/0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date" office:date-value="0205-01-19" calcext:value-type="date">
            <text:p>19/01/0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date" office:date-value="0205-01-20" calcext:value-type="date">
            <text:p>20/01/05</text:p>
          </table:table-cell>
          <table:table-cell office:value-type="string" calcext:value-type="string">
            <text:p>michielotto</text:p>
          </table:table-cell>
          <table:table-cell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date" office:date-value="0205-01-21" calcext:value-type="date">
            <text:p>21/01/0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date" office:date-value="0205-01-22" calcext:value-type="date">
            <text:p>22/01/0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date" office:date-value="0205-01-23" calcext:value-type="date">
            <text:p>23/01/0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date" office:date-value="0205-01-24" calcext:value-type="date">
            <text:p>24/01/0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0205-01-25" calcext:value-type="date">
            <text:p>25/01/05</text:p>
          </table:table-cell>
          <table:table-cell office:value-type="string" calcext:value-type="string">
            <text:p>michielotto</text:p>
          </table:table-cell>
          <table:table-cell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date" office:date-value="0205-01-26" calcext:value-type="date">
            <text:p>26/01/05</text:p>
          </table:table-cell>
          <table:table-cell office:value-type="string" calcext:value-type="string">
            <text:p>michielotto</text:p>
          </table:table-cell>
          <table:table-cell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date" office:date-value="0205-01-27" calcext:value-type="date">
            <text:p>27/01/05</text:p>
          </table:table-cell>
          <table:table-cell office:value-type="string" calcext:value-type="string">
            <text:p>michielotto</text:p>
          </table:table-cell>
          <table:table-cell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0205-01-28" calcext:value-type="date">
            <text:p>28/01/0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date" office:date-value="0205-01-29" calcext:value-type="date">
            <text:p>29/01/0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0205-01-30" calcext:value-type="date">
            <text:p>30/01/0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date" office:date-value="0205-01-31" calcext:value-type="date">
            <text:p>31/01/0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date" office:date-value="0205-02-01" calcext:value-type="date">
            <text:p>01/02/0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0205-02-02" calcext:value-type="date">
            <text:p>02/02/05</text:p>
          </table:table-cell>
          <table:table-cell office:value-type="string" calcext:value-type="string">
            <text:p>La rocca </text:p>
          </table:table-cell>
          <table:table-cell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0205-02-03" calcext:value-type="date">
            <text:p>03/02/05</text:p>
          </table:table-cell>
          <table:table-cell office:value-type="string" calcext:value-type="string">
            <text:p>La rocca </text:p>
          </table:table-cell>
          <table:table-cell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date" office:date-value="0205-02-04" calcext:value-type="date">
            <text:p>04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0205-02-05" calcext:value-type="date">
            <text:p>05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0205-02-06" calcext:value-type="date">
            <text:p>06/02/05</text:p>
          </table:table-cell>
          <table:table-cell office:value-type="string" calcext:value-type="string">
            <text:p>bohemia</text:p>
          </table:table-cell>
          <table:table-cell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date" office:date-value="0205-02-07" calcext:value-type="date">
            <text:p>07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date" office:date-value="0205-02-08" calcext:value-type="date">
            <text:p>08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date" office:date-value="0205-02-09" calcext:value-type="date">
            <text:p>09/02/05</text:p>
          </table:table-cell>
          <table:table-cell office:value-type="string" calcext:value-type="string">
            <text:p>bohemia</text:p>
          </table:table-cell>
          <table:table-cell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date" office:date-value="0205-02-10" calcext:value-type="date">
            <text:p>10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date" office:date-value="0205-02-11" calcext:value-type="date">
            <text:p>11/02/05</text:p>
          </table:table-cell>
          <table:table-cell office:value-type="string" calcext:value-type="string">
            <text:p>bohemia</text:p>
          </table:table-cell>
          <table:table-cell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date" office:date-value="0205-02-12" calcext:value-type="date">
            <text:p>12/02/05</text:p>
          </table:table-cell>
          <table:table-cell office:value-type="string" calcext:value-type="string">
            <text:p>bohemia</text:p>
          </table:table-cell>
          <table:table-cell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date" office:date-value="0205-02-13" calcext:value-type="date">
            <text:p>13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0205-02-14" calcext:value-type="date">
            <text:p>14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date" office:date-value="0205-02-15" calcext:value-type="date">
            <text:p>15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date" office:date-value="0205-02-16" calcext:value-type="date">
            <text:p>16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date" office:date-value="0205-02-17" calcext:value-type="date">
            <text:p>17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date" office:date-value="0205-02-18" calcext:value-type="date">
            <text:p>18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0205-02-19" calcext:value-type="date">
            <text:p>19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0205-02-20" calcext:value-type="date">
            <text:p>20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date" office:date-value="0205-02-21" calcext:value-type="date">
            <text:p>21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date" office:date-value="0205-02-22" calcext:value-type="date">
            <text:p>22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date" office:date-value="0205-02-23" calcext:value-type="date">
            <text:p>23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date" office:date-value="0205-02-24" calcext:value-type="date">
            <text:p>24/02/05</text:p>
          </table:table-cell>
          <table:table-cell office:value-type="string" calcext:value-type="string">
            <text:p>bohemia</text:p>
          </table:table-cell>
          <table:table-cell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date" office:date-value="0205-02-25" calcext:value-type="date">
            <text:p>25/02/05</text:p>
          </table:table-cell>
          <table:table-cell office:value-type="string" calcext:value-type="string">
            <text:p>bohemia</text:p>
          </table:table-cell>
          <table:table-cell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date" office:date-value="0205-02-26" calcext:value-type="date">
            <text:p>26/02/05</text:p>
          </table:table-cell>
          <table:table-cell office:value-type="string" calcext:value-type="string">
            <text:p>sart</text:p>
          </table:table-cell>
          <table:table-cell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date" office:date-value="0205-02-27" calcext:value-type="date">
            <text:p>27/02/05</text:p>
          </table:table-cell>
          <table:table-cell office:value-type="string" calcext:value-type="string">
            <text:p>sart</text:p>
          </table:table-cell>
          <table:table-cell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0205-02-28" calcext:value-type="date">
            <text:p>28/02/05</text:p>
          </table:table-cell>
          <table:table-cell office:value-type="string" calcext:value-type="string">
            <text:p>sart</text:p>
          </table:table-cell>
          <table:table-cell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0205-03-01" calcext:value-type="date">
            <text:p>01/03/05</text:p>
          </table:table-cell>
          <table:table-cell office:value-type="string" calcext:value-type="string">
            <text:p>sart</text:p>
          </table:table-cell>
          <table:table-cell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date" office:date-value="0205-03-02" calcext:value-type="date">
            <text:p>02/03/05</text:p>
          </table:table-cell>
          <table:table-cell office:value-type="string" calcext:value-type="string">
            <text:p>sart</text:p>
          </table:table-cell>
          <table:table-cell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date" office:date-value="0205-03-03" calcext:value-type="date">
            <text:p>03/03/05</text:p>
          </table:table-cell>
          <table:table-cell office:value-type="string" calcext:value-type="string">
            <text:p>candy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date" office:date-value="2015-04-07" calcext:value-type="date">
            <text:p>07/04/15</text:p>
          </table:table-cell>
          <table:table-cell office:value-type="string" calcext:value-type="string">
            <text:p>michielotto</text:p>
          </table:table-cell>
          <table:table-cell office:value-type="string" calcext:value-type="string">
            <text:p>//nuove fattur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date" office:date-value="2015-04-03" calcext:value-type="date">
            <text:p>03/04/1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5-04-05" calcext:value-type="date">
            <text:p>05/04/15</text:p>
          </table:table-cell>
          <table:table-cell office:value-type="string" calcext:value-type="string">
            <text:p>La rocca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5-06-30" calcext:value-type="date">
            <text:p>30/06/15</text:p>
          </table:table-cell>
          <table:table-cell office:value-type="string" calcext:value-type="string">
            <text:p>La rocca</text:p>
          </table:table-cell>
          <table:table-cell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 table:number-rows-repeated="15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00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michielotto</text:p>
          </table:table-cell>
          <table:table-cell/>
        </table:table-row>
        <table:table-row table:style-name="ro1">
          <table:table-cell office:value-type="string" calcext:value-type="string">
            <text:p>0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office:value-type="string" calcext:value-type="string">
            <text:p>00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office:value-type="string" calcext:value-type="string">
            <text:p>00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office:value-type="string" calcext:value-type="string">
            <text:p>00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date" office:date-value="2015-06-30" calcext:value-type="date">
            <text:p>30/06/15</text:p>
          </table:table-cell>
          <table:table-cell office:value-type="string" calcext:value-type="string">
            <text:p>La rocca</text:p>
          </table:table-cell>
          <table:table-cell/>
        </table:table-row>
      </table:table>
      <table:named-expressions/>
      <table:database-ranges>
        <table:database-range table:name="__Anonymous_Sheet_DB__0" table:target-range-address="Foglio1.A1:Foglio1.E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15:30:46.54015904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0:25:32.084094649</meta:creation-date>
    <dc:date>2015-06-18T15:31:18.521873863</dc:date>
    <meta:editing-duration>PT32S</meta:editing-duration>
    <meta:editing-cycles>5</meta:editing-cycles>
    <meta:generator>LibreOffice/4.3.7.2$Linux_X86_64 LibreOffice_project/430$Build-2</meta:generator>
    <meta:document-statistic meta:table-count="1" meta:cell-count="376" meta:object-count="0"/>
  </office:meta>
</office:document-meta>
</file>